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style:writing-mode="page"/>
    </style:style>
    <style:style style:name="Tabela1.B2" style:family="table-cell" style:data-style-name="N0">
      <style:table-cell-properties style:writing-mode="page"/>
    </style:style>
    <style:style style:name="Tabela2" style:family="table">
      <style:table-properties style:width="17cm" table:align="margins"/>
    </style:style>
    <style:style style:name="Tabela2.A" style:family="table-column">
      <style:table-column-properties style:column-width="0.988cm" style:rel-column-width="3807*"/>
    </style:style>
    <style:style style:name="Tabela2.B" style:family="table-column">
      <style:table-column-properties style:column-width="16.013cm" style:rel-column-width="61728*"/>
    </style:style>
    <style:style style:name="Tabela2.A1" style:family="table-cell">
      <style:table-cell-properties style:writing-mode="page"/>
    </style:style>
    <style:style style:name="Tabela2.A2" style:family="table-cell" style:data-style-name="N0">
      <style:table-cell-properties style:writing-mode="page"/>
    </style:style>
    <style:style style:name="P1" style:family="paragraph" style:parent-style-name="Text_20_body">
      <style:text-properties officeooo:rsid="001627b9" officeooo:paragraph-rsid="001627b9"/>
    </style:style>
    <style:style style:name="P2" style:family="paragraph" style:parent-style-name="Text_20_body">
      <style:text-properties officeooo:rsid="00179258" officeooo:paragraph-rsid="00179258"/>
    </style:style>
    <style:style style:name="P3" style:family="paragraph" style:parent-style-name="Table_20_Contents">
      <style:text-properties officeooo:rsid="00179258" officeooo:paragraph-rsid="00179258"/>
    </style:style>
    <style:style style:name="P4" style:family="paragraph" style:parent-style-name="Table_20_Contents">
      <style:text-properties officeooo:rsid="00196036" officeooo:paragraph-rsid="00196036"/>
    </style:style>
    <style:style style:name="P5" style:family="paragraph" style:parent-style-name="Table_20_Contents">
      <style:text-properties officeooo:rsid="001b97c7" officeooo:paragraph-rsid="001b97c7"/>
    </style:style>
    <style:style style:name="P6" style:family="paragraph" style:parent-style-name="Text_20_body">
      <style:text-properties officeooo:rsid="00179258" officeooo:paragraph-rsid="00179258"/>
    </style:style>
    <style:style style:name="P7" style:family="paragraph" style:parent-style-name="Text_20_body">
      <style:text-properties officeooo:rsid="001b97c7" officeooo:paragraph-rsid="001b97c7"/>
    </style:style>
    <style:style style:name="P8" style:family="paragraph" style:parent-style-name="Text_20_body" style:list-style-name="L1">
      <style:text-properties officeooo:rsid="001b97c7" officeooo:paragraph-rsid="001b97c7"/>
    </style:style>
    <style:style style:name="P9" style:family="paragraph" style:parent-style-name="Text_20_body" style:list-style-name="L2">
      <style:text-properties officeooo:rsid="001b97c7" officeooo:paragraph-rsid="001b97c7"/>
    </style:style>
    <style:style style:name="P10" style:family="paragraph" style:parent-style-name="Text_20_body" style:list-style-name="L3">
      <style:text-properties officeooo:rsid="001b97c7" officeooo:paragraph-rsid="001b97c7"/>
    </style:style>
    <style:style style:name="P11" style:family="paragraph" style:parent-style-name="Text_20_body" style:list-style-name="L3">
      <style:text-properties officeooo:rsid="001b97c7" officeooo:paragraph-rsid="001cc180"/>
    </style:style>
    <style:style style:name="P12" style:family="paragraph" style:parent-style-name="Text_20_body" style:list-style-name="L2">
      <style:text-properties fo:color="#000000" loext:opacity="100%" style:font-name="Liberation Serif" officeooo:rsid="001b97c7" officeooo:paragraph-rsid="001b97c7"/>
    </style:style>
    <style:style style:name="P13" style:family="paragraph" style:parent-style-name="Text_20_body">
      <style:text-properties officeooo:rsid="001cc180" officeooo:paragraph-rsid="001cc180"/>
    </style:style>
    <style:style style:name="P14" style:family="paragraph" style:parent-style-name="Text_20_body" style:list-style-name="L4">
      <style:text-properties officeooo:rsid="001cc180" officeooo:paragraph-rsid="001cc180"/>
    </style:style>
    <style:style style:name="P15" style:family="paragraph" style:parent-style-name="Text_20_body" style:list-style-name="L5">
      <style:text-properties officeooo:rsid="001cc180" officeooo:paragraph-rsid="001cc180"/>
    </style:style>
    <style:style style:name="P16" style:family="paragraph" style:parent-style-name="Text_20_body">
      <style:text-properties officeooo:rsid="001e8471" officeooo:paragraph-rsid="001e8471"/>
    </style:style>
    <style:style style:name="P17" style:family="paragraph" style:parent-style-name="Text_20_body" style:list-style-name="L6">
      <style:text-properties officeooo:rsid="001e8471" officeooo:paragraph-rsid="001e8471"/>
    </style:style>
    <style:style style:name="P18" style:family="paragraph" style:parent-style-name="Text_20_body" style:list-style-name="L6">
      <style:text-properties officeooo:rsid="001e8471" officeooo:paragraph-rsid="0020120c"/>
    </style:style>
    <style:style style:name="P19" style:family="paragraph" style:parent-style-name="Text_20_body">
      <style:text-properties officeooo:rsid="0021bc8e" officeooo:paragraph-rsid="0021bc8e"/>
    </style:style>
    <style:style style:name="P20" style:family="paragraph" style:parent-style-name="Text_20_body">
      <style:text-properties officeooo:rsid="00233573" officeooo:paragraph-rsid="00233573"/>
    </style:style>
    <style:style style:name="P21" style:family="paragraph" style:parent-style-name="Text_20_body" style:list-style-name="L6">
      <style:paragraph-properties fo:break-before="page"/>
      <style:text-properties officeooo:rsid="001e8471" officeooo:paragraph-rsid="0020120c"/>
    </style:style>
    <style:style style:name="T1" style:family="text">
      <style:text-properties officeooo:rsid="00179258"/>
    </style:style>
    <style:style style:name="T2" style:family="text">
      <style:text-properties fo:color="#800080" loext:opacity="100%"/>
    </style:style>
    <style:style style:name="T3" style:family="text">
      <style:text-properties fo:color="#800080" loext:opacity="100%" style:font-name="Liberation Mono"/>
    </style:style>
    <style:style style:name="T4" style:family="text">
      <style:text-properties fo:color="#800080" loext:opacity="100%" style:font-name="Liberation Mono"/>
    </style:style>
    <style:style style:name="T5" style:family="text">
      <style:text-properties fo:color="#800080" loext:opacity="100%" style:font-name="Liberation Mono" fo:background-color="transparent" loext:char-shading-value="0"/>
    </style:style>
    <style:style style:name="T6" style:family="text">
      <style:text-properties fo:color="#800080" loext:opacity="100%" style:font-name="Liberation Mono" officeooo:rsid="001cc180"/>
    </style:style>
    <style:style style:name="T7" style:family="text">
      <style:text-properties fo:color="#800080" loext:opacity="100%" style:font-name="Liberation Mono" officeooo:rsid="00233573"/>
    </style:style>
    <style:style style:name="T8" style:family="text">
      <style:text-properties officeooo:rsid="00196036"/>
    </style:style>
    <style:style style:name="T9" style:family="text">
      <style:text-properties officeooo:rsid="001cc180"/>
    </style:style>
    <style:style style:name="T10" style:family="text">
      <style:text-properties officeooo:rsid="0020120c"/>
    </style:style>
    <style:style style:name="T11" style:family="text">
      <style:text-properties officeooo:rsid="0023357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MÓWCA</text:p>
      <text:p text:style-name="P1">Fantasy/Baśń: bard, mówca, skald, emisariusz, kapłan, rzecznik</text:p>
      <text:p text:style-name="P1">Współczesność/Horror/Romans: dyplomata, lider, manipulator, minister, mediator, prawnik</text:p>
      <text:p text:style-name="P1">Science fiction: dyplomata, empata, konsul, legat</text:p>
      <text:p text:style-name="P1">Superbohaterowie/Post-Apokalipsa: władca marionetek, mesmerysta </text:p>
      <text:p text:style-name="P1">Jesteśdobry, jeśli chodzi o słowa i ludzi. Wyplątujesz się z niebezpieczeńst przy pomocy języka, i sprawiasz, że ludzie robią to, czego pragniesz.</text:p>
      <text:p text:style-name="P1">Rola w grze: Mówcy są bystrzy i charyzmatyczni. Lubią ludzi i, co ważniejsze, rozumieją ich. To pomaga Mówcą sprawić, by inni zrobili to, co musi być zrobione.</text:p>
      <text:p text:style-name="P1">Rola w drużynie: Mówca to bardzo często “twarz” drużyny – jest osobą, którą mówi za wszystkich i negocjuje z innymi. Walka i akcja nie są silną stroną Mówcy, więc inne postaci muszą czasami chronić Mówcę w chwili kryzysu.</text:p>
      <text:p text:style-name="P1">Rola społeczna: Mówcy to często liderzy polityczni lub religijni. Równie często, jednakże, są oszustami lub kryminalistami.</text:p>
      <text:p text:style-name="P1">Zaawansowani Mówcy: <text:span text:style-name="T1">Wysokopoziomowi Mówcy korzystają ze swoich zdolności, by kontrolować i manipulować ludźmi, a także wspierać swoich przyjaciół. Mogą oni dzięki rozmowie uniknąć niebezpieczeństwa, a nawet użyć słów jak broni.</text:span></text:p>
      <text:p text:style-name="P2">MÓWCA – WTRĄCENIA GRACZA</text:p>
      <text:p text:style-name="P2">Kiedy grasz Mówcą, możesz wydać 1 PD, by skorzystać z poniższych <text:span text:style-name="T3">wtrąceń gracza</text:span>, jeśli sytuacja jest odpowiednia i MG się zgadza.</text:p>
      <text:p text:style-name="P2">Przyjazny BN: BN którego nie znasz, ktoś, kogo znasz słabo, lub ktoś, kogo znasz, a kto nie był szczególnie przyjazny w przeszłości postanawia Ci pomóc, lecz nie musi on wyjaśnić czemu. Może poproszi Cię potem o zwrot przysługi, w zależności od tego, w jak wielki kłopoty się wpakuje. </text:p>
      <text:p text:style-name="P2">Perfekcyjna Sugestia: <text:span text:style-name="T9">Kompan</text:span> lub inny przyjazny BN sugeruje, co zrobić w kontekście ważkiego pytania, problemu lub przeszkody na Twojej drodze.</text:p>
      <text:p text:style-name="P2">Niespodziewany Prezent: BN wręcza Ci fizyczny dar, którego sięnie spodziewałeś, który ułatwia Twoje problemy, lub zapewnia nowy wzgląd i oświeca w kontekście sytuacji, której nie pojmujesz jak należy.</text:p>
      <text:p text:style-name="P2">PULE STATYSTYK MÓWCY</text:p>
      <table:table table:name="Tabela1" table:style-name="Tabela1">
        <table:table-column table:style-name="Tabela1.A"/>
        <table:table-column table:style-name="Tabela1.B"/>
        <table:table-row table:style-name="TableLine1238926625280">
          <table:table-cell table:style-name="Tabela1.A1" office:value-type="string">
            <text:p text:style-name="P3">Statystyka</text:p>
          </table:table-cell>
          <table:table-cell table:style-name="Tabela1.A1" office:value-type="string">
            <text:p text:style-name="P3">Początkowa Wartość Puli</text:p>
          </table:table-cell>
        </table:table-row>
        <table:table-row table:style-name="TableLine1238926629904">
          <table:table-cell table:style-name="Tabela1.A1" office:value-type="string">
            <text:p text:style-name="P3">Moc</text:p>
          </table:table-cell>
          <table:table-cell table:style-name="Tabela1.B2" office:value-type="float" office:value="8">
            <text:p text:style-name="P3">8</text:p>
          </table:table-cell>
        </table:table-row>
        <table:table-row table:style-name="TableLine1238926637792">
          <table:table-cell table:style-name="Tabela1.A1" office:value-type="string">
            <text:p text:style-name="P3">Szybkość</text:p>
          </table:table-cell>
          <table:table-cell table:style-name="Tabela1.B2" office:value-type="float" office:value="9">
            <text:p text:style-name="P3">9</text:p>
          </table:table-cell>
        </table:table-row>
        <table:table-row table:style-name="TableLine1238926628816">
          <table:table-cell table:style-name="Tabela1.A1" office:value-type="string">
            <text:p text:style-name="P3">Intelekt</text:p>
          </table:table-cell>
          <table:table-cell table:style-name="Tabela1.B2" office:value-type="float" office:value="11">
            <text:p text:style-name="P3">11</text:p>
          </table:table-cell>
        </table:table-row>
      </table:table>
      <text:p text:style-name="P2"/>
      <text:p text:style-name="P2">Otrzymujesz dodatkowe 6 punktów do rozdzielenia pomiędzy Twoje Pule statystyk, zgodnie z własnym życzeniem.</text:p>
      <text:p text:style-name="P2">Historia Mówcy</text:p>
      <text:p text:style-name="P2"><text:soft-page-break/>Twój typ pomaga określić Twoje połączenie z settingiem. Rzuć k20 lub wybierz z poniższej listy konkretny fakt o swojej historii, który zapewnia połączenie zresztą świata. Możesz także stworzyć swój własny fakt.</text:p>
      <table:table table:name="Tabela2" table:style-name="Tabela2">
        <table:table-column table:style-name="Tabela2.A"/>
        <table:table-column table:style-name="Tabela2.B"/>
        <table:table-row table:style-name="TableLine1238926633984">
          <table:table-cell table:style-name="Tabela2.A1" office:value-type="string">
            <text:p text:style-name="P3">k20</text:p>
          </table:table-cell>
          <table:table-cell table:style-name="Tabela2.A1" office:value-type="string">
            <text:p text:style-name="P3">Historia</text:p>
          </table:table-cell>
        </table:table-row>
        <table:table-row table:style-name="TableLine1238926633712">
          <table:table-cell table:style-name="Tabela2.A2" office:value-type="float" office:value="1">
            <text:p text:style-name="P3">1</text:p>
          </table:table-cell>
          <table:table-cell table:style-name="Tabela2.A1" office:value-type="string">
            <text:p text:style-name="P3">Jeden z Twoich rodziców był słynnym performerem za młodu i miał nadzieję, że TY osiągniesz to samo.</text:p>
          </table:table-cell>
        </table:table-row>
        <table:table-row table:style-name="TableLine1238926629088">
          <table:table-cell table:style-name="Tabela2.A2" office:value-type="float" office:value="2">
            <text:p text:style-name="P3">2</text:p>
          </table:table-cell>
          <table:table-cell table:style-name="Tabela2.A1" office:value-type="string">
            <text:p text:style-name="P3">Kiedy byłeś nastolatkiem, jedno z Twojego rodzeństwa zaginęło i uznaje się je za zmarłe. Szok wstrząsnął Twoją rodziną, i nigdy w pełni nie dałeś sobie z tym rady.</text:p>
          </table:table-cell>
        </table:table-row>
        <table:table-row table:style-name="TableLine1238926626368">
          <table:table-cell table:style-name="Tabela2.A2" office:value-type="float" office:value="3">
            <text:p text:style-name="P3">3</text:p>
          </table:table-cell>
          <table:table-cell table:style-name="Tabela2.A1" office:value-type="string">
            <text:p text:style-name="P3">Zostałeś wprowadzony do sekretnego stowarzyszenia, które ponoć posiada i chroni ezoteryczną wiedzę, przeciwstawiając się siłom zła.</text:p>
          </table:table-cell>
        </table:table-row>
        <table:table-row table:style-name="TableLine1238926636160">
          <table:table-cell table:style-name="Tabela2.A2" office:value-type="float" office:value="4">
            <text:p text:style-name="P3">4</text:p>
          </table:table-cell>
          <table:table-cell table:style-name="Tabela2.A1" office:value-type="string">
            <text:p text:style-name="P3">Jedno z Twoich rodziców przegrało walkę z alkoholizmem. Może ciągle jest on żywy, ale bardzo ciężko Ci mu przebaczyć. </text:p>
          </table:table-cell>
        </table:table-row>
        <table:table-row table:style-name="TableLine1238926638064">
          <table:table-cell table:style-name="Tabela2.A2" office:value-type="float" office:value="5">
            <text:p text:style-name="P3">5</text:p>
          </table:table-cell>
          <table:table-cell table:style-name="Tabela2.A1" office:value-type="string">
            <text:p text:style-name="P3">Nie posiadasz żadnej pamięci o tym, co się zdarzyło przed Twoimi 18 urodzinami.</text:p>
          </table:table-cell>
        </table:table-row>
        <table:table-row table:style-name="TableLine1238926623648">
          <table:table-cell table:style-name="Tabela2.A2" office:value-type="float" office:value="6">
            <text:p text:style-name="P3">6</text:p>
          </table:table-cell>
          <table:table-cell table:style-name="Tabela2.A1" office:value-type="string">
            <text:p text:style-name="P3">Twoi dziadkowie wychowali Cię na farmie z dala od tłoku miast. Lubisz myśleć, że ich nauki przygotowały Cię na wszystko.</text:p>
          </table:table-cell>
        </table:table-row>
        <table:table-row table:style-name="TableLine1238926626640">
          <table:table-cell table:style-name="Tabela2.A2" office:value-type="float" office:value="7">
            <text:p text:style-name="P3">7</text:p>
          </table:table-cell>
          <table:table-cell table:style-name="Tabela2.A1" office:value-type="string">
            <text:p text:style-name="P3">Jako sierota, miałeś trudne dzieciństwo, a Twoje wejście w dorosłość było wyzwaniem.</text:p>
          </table:table-cell>
        </table:table-row>
        <table:table-row table:style-name="TableLine1238926628000">
          <table:table-cell table:style-name="Tabela2.A2" office:value-type="float" office:value="8">
            <text:p text:style-name="P3">8</text:p>
          </table:table-cell>
          <table:table-cell table:style-name="Tabela2.A1" office:value-type="string">
            <text:p text:style-name="P3">Wychowałeś się w ekstremalnej biedzie, pośród kryminalistów. Dalej masz kontakty z tym środowiskiem.</text:p>
          </table:table-cell>
        </table:table-row>
        <table:table-row table:style-name="TableLine1238926623920">
          <table:table-cell table:style-name="Tabela2.A2" office:value-type="float" office:value="9">
            <text:p text:style-name="P3">9</text:p>
          </table:table-cell>
          <table:table-cell table:style-name="Tabela2.A1" office:value-type="string">
            <text:p text:style-name="P3"><text:span text:style-name="T8">W przeszłości s</text:span>łużyłeś jako <text:span text:style-name="T8">wysłannik dla potężnej i wpływowej osoby – dalej myśli ona o Tobie ciepło.</text:span></text:p>
          </table:table-cell>
        </table:table-row>
        <table:table-row table:style-name="TableLine1238926626912">
          <table:table-cell table:style-name="Tabela2.A2" office:value-type="float" office:value="10">
            <text:p text:style-name="P4">10</text:p>
          </table:table-cell>
          <table:table-cell table:style-name="Tabela2.A1" office:value-type="string">
            <text:p text:style-name="P4">Masz wkurzającego rywala, który zawsze Ci przeszkadza i psuje Twoje plany.</text:p>
          </table:table-cell>
        </table:table-row>
        <table:table-row table:style-name="TableLine1238926629360">
          <table:table-cell table:style-name="Tabela2.A2" office:value-type="float" office:value="11">
            <text:p text:style-name="P4">11</text:p>
          </table:table-cell>
          <table:table-cell table:style-name="Tabela2.A1" office:value-type="string">
            <text:p text:style-name="P4">Zapracowałeś na pozycję rzecznika prasowego organizacji lub firmy o pewnym znaczeniu.</text:p>
          </table:table-cell>
        </table:table-row>
        <table:table-row table:style-name="TableLine1238926625552">
          <table:table-cell table:style-name="Tabela2.A2" office:value-type="float" office:value="12">
            <text:p text:style-name="P4">12</text:p>
          </table:table-cell>
          <table:table-cell table:style-name="Tabela2.A1" office:value-type="string">
            <text:p text:style-name="P4">Twoich sąsiadów zamordowano, a ich tajemnicze morderstwo dalej nie zostało wyjaśnione.</text:p>
          </table:table-cell>
        </table:table-row>
        <table:table-row table:style-name="TableLine1238926624464">
          <table:table-cell table:style-name="Tabela2.A2" office:value-type="float" office:value="13">
            <text:p text:style-name="P4">13</text:p>
          </table:table-cell>
          <table:table-cell table:style-name="Tabela2.A1" office:value-type="string">
            <text:p text:style-name="P4">Bardzo dużo podróżowałeś i w tym czasie nagromadziłeś kolekcję <text:s/>dziwnych pamiątek.</text:p>
          </table:table-cell>
        </table:table-row>
        <table:table-row table:style-name="TableLine1238926633440">
          <table:table-cell table:style-name="Tabela2.A2" office:value-type="float" office:value="14">
            <text:p text:style-name="P4">14</text:p>
          </table:table-cell>
          <table:table-cell table:style-name="Tabela2.A1" office:value-type="string">
            <text:p text:style-name="P5">Twoja pierwsza miłość z dzieciństwa skończyła związana z Twoim najlepszym przyjacielem (teraz już byłym).</text:p>
          </table:table-cell>
        </table:table-row>
        <table:table-row table:style-name="TableLine1238926636704">
          <table:table-cell table:style-name="Tabela2.A2" office:value-type="float" office:value="15">
            <text:p text:style-name="P5">15</text:p>
          </table:table-cell>
          <table:table-cell table:style-name="Tabela2.A1" office:value-type="string">
            <text:p text:style-name="P5">Jesteś członkiem dyskryminowanej mniejszości, ale pracujesz nad zwróceniem publicznej uwagi na niesprawiedliwość, z którą się mierzysz.</text:p>
          </table:table-cell>
        </table:table-row>
        <table:table-row table:style-name="TableLine1238926629632">
          <table:table-cell table:style-name="Tabela2.A2" office:value-type="float" office:value="16">
            <text:p text:style-name="P5">16</text:p>
          </table:table-cell>
          <table:table-cell table:style-name="Tabela2.A1" office:value-type="string">
            <text:p text:style-name="P5">Jesteś częściowo właścicielem lokalnego baru, gdzie Twoją specjalnością są koktajle. </text:p>
          </table:table-cell>
        </table:table-row>
        <table:table-row table:style-name="TableLine1238926622560">
          <table:table-cell table:style-name="Tabela2.A2" office:value-type="float" office:value="17">
            <text:p text:style-name="P5">17</text:p>
          </table:table-cell>
          <table:table-cell table:style-name="Tabela2.A1" office:value-type="string">
            <text:p text:style-name="P5">Kiedyś byłeś oszustem, który pozbawił ważnych ludzi pieniędzy, a teraz pragną oni zemsty.</text:p>
          </table:table-cell>
        </table:table-row>
        <table:table-row table:style-name="TableLine1238926627184">
          <table:table-cell table:style-name="Tabela2.A2" office:value-type="float" office:value="18">
            <text:p text:style-name="P5">18</text:p>
          </table:table-cell>
          <table:table-cell table:style-name="Tabela2.A1" office:value-type="string">
            <text:p text:style-name="P5">Zwykłeś występować w podróżnym teatrze, i jego członkowie miło Cię wspominają (jak i ludzie w miejscach, które odwiedziłeś).</text:p>
          </table:table-cell>
        </table:table-row>
        <table:table-row table:style-name="TableLine1238926632080">
          <table:table-cell table:style-name="Tabela2.A2" office:value-type="float" office:value="19">
            <text:p text:style-name="P5">19</text:p>
          </table:table-cell>
          <table:table-cell table:style-name="Tabela2.A1" office:value-type="string">
            <text:p text:style-name="P5">Jesteś w bliskiej relacji romantycznej z kimś, kto działa w lokalnej polityce.</text:p>
          </table:table-cell>
        </table:table-row>
        <table:table-row table:style-name="TableLine1238926628272">
          <table:table-cell table:style-name="Tabela2.A2" office:value-type="float" office:value="20">
            <text:p text:style-name="P5">20</text:p>
          </table:table-cell>
          <table:table-cell table:style-name="Tabela2.A1" office:value-type="string">
            <text:p text:style-name="P5">Ktoś próbuje się podawać za Ciebie, używając Twojej tożsamości do złych celów. Nigdy nie spotkałeś tej osoby, ale z chęcią byś to zrobił. </text:p>
          </table:table-cell>
        </table:table-row>
      </table:table>
      <text:p text:style-name="P2"/>
      <text:p text:style-name="P7">MÓWCA PIERWSZEGO POZIOMU</text:p>
      <text:p text:style-name="P7">Pierwszopoziomowy Mówca ma poniższe zdolności:</text:p>
      <text:p text:style-name="P7">Wysiłek: Twój Wysiłek to 1.</text:p>
      <text:p text:style-name="P7">Genius: Masz Skupienie w Intelekcie 1, a w Mocy i Szybkości – 0.</text:p>
      <text:p text:style-name="P7">Korzystanie z Cypherów: Możesz mieć przy sobie dwa cyphery w danym momencie.</text:p>
      <text:p text:style-name="P7">Bronie: Możesz korzystać z lekkich broni bez kary. Masz nieumiejętność w średnich i ciężkich broniach; Twoje ataki średnimi i ciężkimi broniami są utrudnione.</text:p>
      <text:p text:style-name="P7">Początkowy Ekwipunek: Odpowiednie ubranie i lekka broń Twojego wyboru, plus dwa drogie przedmioty, dwa przedmioty średniej ceny i do 4 niedrogich przedmiotów.</text:p>
      <text:p text:style-name="P7"><text:soft-page-break/>Specjalne Zdolności: Wybierz cztery zdolności z poniższej listy. Nie możesz wybrać tej samej zdolności więcej niż jeden raz, chyba, że jej opis stanowi inaczej. Pełen opis wszystkich zdolności znajduje się w rozdziale <text:span text:style-name="T5">Zdolności</text:span>, razem z opisem Posmaków i specjalizacji w jednym dużym katalogu. (Pewne zdolności Mówcy, jak Czytanie Myśli lub Prawdziwe Zmysły, sugerują element nadnaturalny. Jeśli nie jest to stosowne w Twoim settingu, można je zamienić na coś z Posmaku skradanie się, lub MG może je zmodyfikować, by bazowały na supertalencie i wzglądzie w ludzką psychikę zamiast na mocach nadprzyrodzonych.). </text:p>
      <text:list xml:id="list95671660" text:style-name="L1">
        <text:list-item>
          <text:p text:style-name="P8">Anegdota</text:p>
        </text:list-item>
        <text:list-item>
          <text:p text:style-name="P8">Babel</text:p>
        </text:list-item>
        <text:list-item>
          <text:p text:style-name="P8">Fałszywa Tożsamość </text:p>
        </text:list-item>
        <text:list-item>
          <text:p text:style-name="P8">Przerażająca Obecność</text:p>
        </text:list-item>
        <text:list-item>
          <text:p text:style-name="P8">Rozkazująca Postura</text:p>
        </text:list-item>
        <text:list-item>
          <text:p text:style-name="P8">Umiejętności Międzyludzkie</text:p>
        </text:list-item>
        <text:list-item>
          <text:p text:style-name="P8">Usunięcie Wspomnień</text:p>
        </text:list-item>
        <text:list-item>
          <text:p text:style-name="P8">Wmawianie</text:p>
        </text:list-item>
        <text:list-item>
          <text:p text:style-name="P8">Wyszkolony w Średnich Broniach</text:p>
        </text:list-item>
        <text:list-item>
          <text:p text:style-name="P8">Zachęta</text:p>
        </text:list-item>
        <text:list-item>
          <text:p text:style-name="P8">Zainspirowanie Agresji</text:p>
        </text:list-item>
        <text:list-item>
          <text:p text:style-name="P8">Zauroczenie</text:p>
        </text:list-item>
        <text:list-item>
          <text:p text:style-name="P8">Zrozumienie </text:p>
        </text:list-item>
      </text:list>
      <text:p text:style-name="P7">MÓWCA DRUGIEGO POZIOMU</text:p>
      <text:p text:style-name="P7">Wybierz dwie z poniższych zdolności (lub niższego poziomu) i dodaj do swoich zdolności. Dodatkowo, możesz zamienić jedną z ze zdolności niższego poziomu na inną zdolność niższego poziomu.</text:p>
      <text:list xml:id="list3297547774" text:style-name="L2">
        <text:list-item>
          <text:p text:style-name="P9">Agent Wywiadu</text:p>
        </text:list-item>
        <text:list-item>
          <text:p text:style-name="P9">Niespodziewana Zdrada</text:p>
        </text:list-item>
        <text:list-item>
          <text:p text:style-name="P9">Podstawowy <text:span text:style-name="T6">Kompan</text:span></text:p>
        </text:list-item>
        <text:list-item>
          <text:p text:style-name="P12">Szybkie Zdrowienie</text:p>
        </text:list-item>
        <text:list-item>
          <text:p text:style-name="P12">Umiejętna Obrona</text:p>
        </text:list-item>
        <text:list-item>
          <text:p text:style-name="P12">Umiejętności Międzyludzkie</text:p>
        </text:list-item>
        <text:list-item>
          <text:p text:style-name="P9">Uspokojenie Nieznajomego</text:p>
        </text:list-item>
        <text:list-item>
          <text:p text:style-name="P9">Wyszkolony w Zbroi</text:p>
        </text:list-item>
        <text:list-item>
          <text:p text:style-name="P9">Zainspirowanie Ułatwienia</text:p>
        </text:list-item>
        <text:list-item>
          <text:p text:style-name="P9">Zniechęcenie</text:p>
        </text:list-item>
        <text:list-item>
          <text:p text:style-name="P9"><text:soft-page-break/>Zasianie Idei</text:p>
        </text:list-item>
      </text:list>
      <text:p text:style-name="P7">MÓWCA TRZECIEGO POZIOMU</text:p>
      <text:p text:style-name="P7">Wybierz trzy z poniższych zdolności (lub niższego poziomu) i dodaj do swoich zdolności. Dodatkowo, możesz zamienić jedną ze zdolności niższego poziomu na inną zdolność niższego poziomu.</text:p>
      <text:list xml:id="list769856456" text:style-name="L3">
        <text:list-item>
          <text:p text:style-name="P10">Akceleracja</text:p>
        </text:list-item>
        <text:list-item>
          <text:p text:style-name="P11">Czytanie Myśli</text:p>
        </text:list-item>
        <text:list-item>
          <text:p text:style-name="P11">Ekspercki Użytkownich Cypherów </text:p>
        </text:list-item>
        <text:list-item>
          <text:p text:style-name="P11"><text:span text:style-name="T9">Kompan</text:span>-Ekspert</text:p>
        </text:list-item>
        <text:list-item>
          <text:p text:style-name="P11">Lider Spostrzegawczości</text:p>
        </text:list-item>
        <text:list-item>
          <text:p text:style-name="P11">Oracja</text:p>
        </text:list-item>
        <text:list-item>
          <text:p text:style-name="P11">Perfekcyjny Nieznajomy</text:p>
        </text:list-item>
        <text:list-item>
          <text:p text:style-name="P11">Rozmowny</text:p>
        </text:list-item>
        <text:list-item>
          <text:p text:style-name="P10">Silny Umysł</text:p>
        </text:list-item>
        <text:list-item>
          <text:p text:style-name="P11">Szybki Umysł</text:p>
        </text:list-item>
        <text:list-item>
          <text:p text:style-name="P10">Wielkie Oszustwo</text:p>
        </text:list-item>
        <text:list-item>
          <text:p text:style-name="P11">Zlanie się z Tłem</text:p>
        </text:list-item>
      </text:list>
      <text:p text:style-name="P13">MÓWCA CZWARTEGO POZIOMU</text:p>
      <text:p text:style-name="P13">Wybierz dwie z poniższych zdolności (lub z niższego poziomu) i dodaj do swoich zdolności. Dodatkowo, możesz zamienić jedną ze zdolności niższego poziomu na inną zdolność niższego poziomu.</text:p>
      <text:list xml:id="list4020984436" text:style-name="L4">
        <text:list-item>
          <text:p text:style-name="P14">Czytając Znaki</text:p>
        </text:list-item>
        <text:list-item>
          <text:p text:style-name="P14">Finta</text:p>
        </text:list-item>
        <text:list-item>
          <text:p text:style-name="P14">Konfundujące Nonsensy</text:p>
        </text:list-item>
        <text:list-item>
          <text:p text:style-name="P14">Psychoza</text:p>
        </text:list-item>
        <text:list-item>
          <text:p text:style-name="P14">Strategia</text:p>
        </text:list-item>
        <text:list-item>
          <text:p text:style-name="P14">Sugestia</text:p>
        </text:list-item>
        <text:list-item>
          <text:p text:style-name="P14">Ulepszone Umiejętności</text:p>
        </text:list-item>
        <text:list-item>
          <text:p text:style-name="P14">Uprzedzenie Ataku</text:p>
        </text:list-item>
        <text:list-item>
          <text:p text:style-name="P14">Wspólny Wysiłek</text:p>
        </text:list-item>
      </text:list>
      <text:p text:style-name="P13">MÓWCA PIĄTEGO POZIOMU</text:p>
      <text:p text:style-name="P13">Wybierz trzy z poniższych zdolności (lub z niższego poziomu) i dodaj do swoich zdolności. Dodatkowo, możesz zamienić jedną ze zdolności niższego poziomu na inną z niższego poziomu.</text:p>
      <text:list xml:id="list534834066" text:style-name="L5">
        <text:list-item>
          <text:p text:style-name="P15"><text:soft-page-break/>Przywykły do Noszenia Zbroi</text:p>
        </text:list-item>
        <text:list-item>
          <text:p text:style-name="P15">Regeneracja</text:p>
        </text:list-item>
        <text:list-item>
          <text:p text:style-name="P15">Stymulacja</text:p>
        </text:list-item>
        <text:list-item>
          <text:p text:style-name="P15">Ucieczka</text:p>
        </text:list-item>
        <text:list-item>
          <text:p text:style-name="P15">Umiejętny Atak</text:p>
        </text:list-item>
        <text:list-item>
          <text:p text:style-name="P15">Wiedza o Nieznanym</text:p>
        </text:list-item>
        <text:list-item>
          <text:p text:style-name="P15">Wspieranie Uważności</text:p>
        </text:list-item>
        <text:list-item>
          <text:p text:style-name="P15">Zaawansowany Użytkownik Cypherów</text:p>
        </text:list-item>
        <text:list-item>
          <text:p text:style-name="P15">Złowróżna Aura</text:p>
        </text:list-item>
      </text:list>
      <text:p text:style-name="P13">MÓWCA SZÓSTEGO POZIOMU</text:p>
      <text:p text:style-name="P16">Wybierz dwie zdolności z poniższej listy (lub z niższego poziomu) i dodaj do swoich zdolności. Dodatkowo, możesz zamienić jedną z umiejętności niższego poziomu na inną zdolność niższego poziomu.</text:p>
      <text:list xml:id="list146507043" text:style-name="L6">
        <text:list-item>
          <text:p text:style-name="P18">Kontrola Tłumu</text:p>
        </text:list-item>
        <text:list-item>
          <text:p text:style-name="P18">Prawdziwe Zmysły</text:p>
        </text:list-item>
        <text:list-item>
          <text:p text:style-name="P18">Rekrutowanie Delegata</text:p>
        </text:list-item>
        <text:list-item>
          <text:p text:style-name="P17">Przejęcie Kontroli</text:p>
        </text:list-item>
        <text:list-item>
          <text:p text:style-name="P21">Słowo <text:span text:style-name="T10">Rozkazu</text:span></text:p>
        </text:list-item>
        <text:list-item>
          <text:p text:style-name="P18">Strzaskanie Umysł<text:span text:style-name="T10">u</text:span></text:p>
        </text:list-item>
        <text:list-item>
          <text:p text:style-name="P18">Zainspirowanie Sukcesu</text:p>
        </text:list-item>
        <text:list-item>
          <text:p text:style-name="P18">Zarządzanie Bitwą</text:p>
        </text:list-item>
      </text:list>
      <text:p text:style-name="P19">PRZYKŁADOWY MÓWCA</text:p>
      <text:p text:style-name="P19">Mary chce stworzyć Mówcę do kampanii Lovecraftowskiego horroru. Przeznacza 3 punkty wolne na Intelekt i 3 na Szybkość. Jej Pule wyglądają teraz następująco: Moc 8, Szybkość 12 i Intelekt 14. Jako postać pierwszego poziomu, jej Wysiłek wynosi 1, jej Skupienie w Mocy i Szybkości 0, a jej Skupienie w Intelekcie 1. Jest ona charyzmatyczna i mądra, ale niekoniecznie silna. </text:p>
      <text:p text:style-name="P19">Mary wybiera <text:span text:style-name="T3">Wmawianie</text:span> i <text:span text:style-name="T3">Fałszywą Tożsamość</text:span> aby mogła się łatwiej dostać w różne miejsca i zdobyć wiedzę, której pragnie. Jest nieco oszustką. Jest jednak dobra dla swoich przyjaciół, więc wybiera <text:span text:style-name="T3">Zachętę</text:span>. Mary kończy, wybierając <text:span text:style-name="T3">Umiejętności Międzyludzkie</text:span> (oszustwo i perswazję).</text:p>
      <text:p text:style-name="P19">Mówca normalnie zaczyna grę z dwoma cypherami, ale MG podejmuje decyzję, że w te kampanii postaci zaczynają tylko z jednym – czymś mrocznym i dziwnym, co ma związek z ich historią. Cypher Mary to dziwny zegarek kieszonkowy, który otrzymała od swojego ojca. Nie wie jak ani czemu, ale kiedy się go aktywuje, ten zegarek pozwala jej na podwójną liczbę akcji w ciągu trzech rund.</text:p>
      <text:p text:style-name="P19">Postać Mary nosi przy sobie mały nóż ukryty w jej torebce w przypadku kłopotów. Jako lekka broń, zadaje on 2 punkty obrażeń, ale ataki nim są ułatwione. </text:p>
      <text:p text:style-name="P19">Mary jako swój deskryptor wybiera <text:span text:style-name="T7">Odporny</text:span><text:span text:style-name="T11"> i decyduje, że jej postać może najpewniej poznać prawdę o dziwnych rzeczach, o których słyszała i nie otrzymać z tego tytuły zbyt wiele traumy. Odporny zwiększa jej Pulę Mocy do 10, a jej Intelekt do 16. Jest ona wyszkolona w Obronie Mocy i Intelektu i otrzymuje dodatkowy rzut na odzyskanie zdrowia każdego dnia. Na początku, Mary jest smutna, że jej deskryptor daje jej </text:span><text:span text:style-name="T7">nieumiejętność</text:span><text:span text:style-name="T11"> w wiedzy i łamigłówkach, ale potem zdała sobie sprawę z tego, że dobrze to pasuje – jej postać woli uzyskiwać informacje i wiedzę od innych ludzi, niż samej ją zdobywać. </text:span></text:p>
      <text:p text:style-name="P20">Na swoją specjalizację, Mary wybiera <text:span text:style-name="T3">Porusza się jak Kot</text:span>, Decyduje, że miała obsesję z dziwnym tomem, który był w jej rodzinie przez pokolenia, a jej postać jest ciekawa dziwnych języków i rytuałów.</text:p>
      <text:p text:style-name="P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02T08:48:37.257000000</meta:creation-date>
    <dc:date>2024-03-02T16:59:45.349000000</dc:date>
    <meta:editing-duration>PT1H18M55S</meta:editing-duration>
    <meta:editing-cycles>7</meta:editing-cycles>
    <meta:generator>LibreOffice/7.1.4.2$Windows_X86_64 LibreOffice_project/a529a4fab45b75fefc5b6226684193eb000654f6</meta:generator>
    <meta:document-statistic meta:table-count="2" meta:image-count="0" meta:object-count="0" meta:page-count="6" meta:paragraph-count="156" meta:word-count="1484" meta:character-count="9722" meta:non-whitespace-character-count="8437"/>
  </office:meta>
</office:document-meta>
</file>